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3b0" officeooo:paragraph-rsid="001723b0"/>
    </style:style>
    <style:style style:name="P2" style:family="paragraph" style:parent-style-name="Standard">
      <style:paragraph-properties fo:text-align="center" style:justify-single-word="false"/>
      <style:text-properties officeooo:rsid="001723b0" officeooo:paragraph-rsid="001723b0"/>
    </style:style>
    <style:style style:name="P3" style:family="paragraph" style:parent-style-name="Standard">
      <style:paragraph-properties fo:text-align="start" style:justify-single-word="false"/>
      <style:text-properties officeooo:rsid="001723b0" officeooo:paragraph-rsid="001723b0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1723b0" officeooo:paragraph-rsid="001723b0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723b0" officeooo:paragraph-rsid="001723b0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fo:font-weight="normal" officeooo:rsid="0018b30a" officeooo:paragraph-rsid="0018b30a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fo:font-weight="normal" officeooo:rsid="001a8afb" officeooo:paragraph-rsid="001a8afb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normal" officeooo:rsid="001b8e62" officeooo:paragraph-rsid="001b8e62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officeooo:rsid="001d02ef" officeooo:paragraph-rsid="001d02ef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fo:font-weight="normal" officeooo:rsid="0018b30a" officeooo:paragraph-rsid="0018b30a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italic" fo:font-weight="normal" officeooo:rsid="001a8afb" officeooo:paragraph-rsid="001a8afb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swjfwmeng Vang</text:p>
      <text:p text:style-name="P1">November 3, 2019</text:p>
      <text:p text:style-name="P2">On the Ice: Readings</text:p>
      <text:p text:style-name="P3"/>
      <text:p text:style-name="P4">‘Being able to tell our own stories’: Molly of Denali brings Indigenous voices to the fore</text:p>
      <text:p text:style-name="P5">by Alice Hopton</text:p>
      <text:list xml:id="list1139646518" text:style-name="L1">
        <text:list-item>
          <text:p text:style-name="P10">Molly of Denali<text:span text:style-name="T1"> , animated TV series starring Molly Mabray, a young Indeigenous character</text:span></text:p>
          <text:list>
            <text:list-item>
              <text:p text:style-name="P6">Gwich’in, Dena’ina and Koyukon heritage</text:p>
            </text:list-item>
            <text:list-item>
              <text:p text:style-name="P6">lives in Alaska</text:p>
            </text:list-item>
          </text:list>
        </text:list-item>
        <text:list-item>
          <text:p text:style-name="P6">produced by Princess Daazhraii Johnson</text:p>
          <text:list>
            <text:list-item>
              <text:p text:style-name="P6">Neets’aii Gwich’in</text:p>
            </text:list-item>
          </text:list>
        </text:list-item>
        <text:list-item>
          <text:p text:style-name="P6">whole team of Indigenous creators</text:p>
          <text:list>
            <text:list-item>
              <text:p text:style-name="P6">Alaskan elders</text:p>
            </text:list-item>
          </text:list>
        </text:list-item>
        <text:list-item>
          <text:p text:style-name="P6">basis of the character/series relies on values &amp; Indegenous Alaskan culture</text:p>
          <text:list>
            <text:list-item>
              <text:p text:style-name="P7">respects the past of the culture and the “how and why” aspect of life</text:p>
            </text:list-item>
            <text:list-item>
              <text:p text:style-name="P7">but learns to live in the modern world and how to properly develop a character in it</text:p>
            </text:list-item>
          </text:list>
        </text:list-item>
        <text:list-item>
          <text:p text:style-name="P7">her character</text:p>
          <text:list>
            <text:list-item>
              <text:p text:style-name="P11"><text:span text:style-name="T1">lives in fictional village, </text:span>Qyah<text:span text:style-name="T1">, population of 94</text:span></text:p>
            </text:list-item>
            <text:list-item>
              <text:p text:style-name="P7">mother is a bush pilot</text:p>
            </text:list-item>
            <text:list-item>
              <text:p text:style-name="P7">father manages the Denali Trading Post</text:p>
            </text:list-item>
            <text:list-item>
              <text:p text:style-name="P7">adventures with her dog Suki, friends: Tooey and Trini, on canoes, singing, nature adventures</text:p>
            </text:list-item>
          </text:list>
        </text:list-item>
        <text:list-item>
          <text:p text:style-name="P8">Lorne Cardinal</text:p>
          <text:list>
            <text:list-item>
              <text:p text:style-name="P9">Grandpa of Molly</text:p>
            </text:list-item>
          </text:list>
        </text:list-item>
        <text:list-item>
          <text:p text:style-name="P9">the content of the show gives the audience the opportunity to learn about the past</text:p>
          <text:list>
            <text:list-item>
              <text:p text:style-name="P9">an episode of how the school system stripped Indigenous culture from children</text:p>
              <text:list>
                <text:list-item>
                  <text:p text:style-name="P9">Grandpa no longer sings &amp; drum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9:14:12.408000000</meta:creation-date>
    <dc:date>2019-11-03T20:23:28.236000000</dc:date>
    <meta:editing-duration>PT8M15S</meta:editing-duration>
    <meta:editing-cycles>1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25" meta:word-count="199" meta:character-count="1086" meta:non-whitespace-character-count="932"/>
  </office:meta>
</office:document-meta>
</file>